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D04FEFA7E4AA44B996.png" manifest:media-type="image/png"/>
  <manifest:file-entry manifest:full-path="Pictures/10000AB500003FB800002FFFFBBD5EF0D58B412F.svg" manifest:media-type="image/svg+xml"/>
  <manifest:file-entry manifest:full-path="Pictures/10000201000000D5000000D62AC45B2ED9418B1F.png" manifest:media-type="image/png"/>
  <manifest:file-entry manifest:full-path="Pictures/10001E0B0000160F00001625C4013914ADAE8809.svg" manifest:media-type="image/svg+xml"/>
  <manifest:file-entry manifest:full-path="Pictures/100000000000002000000020B2FF2A327EABC87D.png" manifest:media-type="image/png"/>
  <manifest:file-entry manifest:full-path="Pictures/10000201000000D5000000D66C5A0CDFD843519D.png" manifest:media-type="image/png"/>
  <manifest:file-entry manifest:full-path="Pictures/10001DE20000160F00001625B548BC16238DA977.svg" manifest:media-type="image/svg+xml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3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18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0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573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2.42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4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36cm" fo:padding-top="0.15cm" fo:padding-bottom="0.15cm" fo:padding-left="0.275cm" fo:padding-right="0.275cm" draw:shadow="visible" draw:shadow-offset-x="0.07cm" draw:shadow-offset-y="0.07cm" draw:shadow-opacity="75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P18" style:family="paragraph">
      <loext:graphic-properties draw:fill="solid" draw:fill-color="#c5000b"/>
      <style:paragraph-properties fo:text-align="center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2cm" svg:y="3.6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4.575cm" svg:y="6.328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11.751cm" svg:y="2.377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4.99cm" svg:y="6.8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9.238cm" svg:y="9.308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9.274cm" svg:y="9.713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8.971cm" svg:y="10.024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8.594cm" svg:y="10.178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8.196cm" svg:y="10.212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7.814cm" svg:y="10.1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7.459cm" svg:y="10.33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7.067cm" svg:y="10.403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6.712cm" svg:y="10.212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6.407cm" svg:y="10.146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6.019cm" svg:y="10.276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5.627cm" svg:y="10.164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5.329cm" svg:y="9.909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5.23cm" svg:y="9.557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5.026cm" svg:y="9.2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4.823cm" svg:y="8.912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4.776cm" svg:y="8.529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4.804cm" svg:y="8.144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5.008cm" svg:y="7.88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5.295cm" svg:y="7.6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5.305cm" svg:y="7.215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5.536cm" svg:y="7.012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5.922cm" svg:y="6.98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6.309cm" svg:y="7.0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6.58cm" svg:y="6.82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6.866cm" svg:y="6.66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7.267cm" svg:y="6.6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7.632cm" svg:y="6.728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7.928cm" svg:y="6.9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8.196cm" svg:y="7.088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8.598cm" svg:y="7.091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8.969cm" svg:y="7.182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9.284cm" svg:y="7.4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9.339cm" svg:y="7.781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9.353cm" svg:y="8.072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9.589cm" svg:y="8.392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9.604cm" svg:y="8.794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9.32cm" svg:y="9.118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6.252cm" svg:y="7.276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2.4cm" svg:y="5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line draw:style-name="gr9" draw:text-style-name="P1" draw:layer="layout" svg:x1="15cm" svg:y1="10cm" svg:x2="18.25cm" svg:y2="10cm">
          <text:p/>
        </draw:line>
        <draw:line draw:style-name="gr9" draw:text-style-name="P1" draw:layer="layout" svg:x1="5.625cm" svg:y1="8.375cm" svg:x2="8.875cm" svg:y2="8.875cm">
          <text:p/>
        </draw:line>
        <draw:frame draw:style-name="gr10" draw:text-style-name="P8" draw:layer="layout" svg:width="4.058cm" svg:height="1.411cm" svg:x="12.125cm" svg:y="3.575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1.25cm" svg:height="0.5cm" svg:x="15.75cm" svg:y="9.67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7.451cm" svg:y="7.624cm">
          <text:p text:style-name="P9"><text:span text:style-name="T6">tap0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2" draw:layer="layout" svg:width="2.749cm" svg:height="1.125cm" svg:x="15cm" svg:y="8.375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2.749cm" svg:height="1.125cm" svg:x="15cm" svg:y="5.2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" draw:layer="layout" svg:width="4.5cm" svg:height="2.95cm" svg:x="2.8cm" svg:y="7.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799cm" svg:y="7.651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8cm" svg:y="7.799cm">
          <draw:text-box>
            <text:p><text:span text:style-name="T8">clnt</text:span></text:p>
          </draw:text-box>
        </draw:frame>
        <draw:custom-shape draw:style-name="gr18" draw:text-style-name="P1" draw:layer="layout" svg:width="4.5cm" svg:height="2.95cm" svg:x="2.801cm" svg:y="4.001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8cm" svg:y="4.152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9cm" svg:y="4.3cm">
          <draw:text-box>
            <text:p><text:span text:style-name="T8">clnt</text:span></text:p>
          </draw:text-box>
        </draw:frame>
        <draw:line draw:style-name="gr9" draw:text-style-name="P1" draw:layer="layout" svg:x1="5.75cm" svg:y1="4.875cm" svg:x2="9.5cm" svg:y2="8.375cm">
          <text:p/>
        </draw:line>
        <draw:frame draw:style-name="gr19" draw:text-style-name="P15" draw:layer="layout" svg:width="3.296cm" svg:height="0.747cm" svg:x="4.037cm" svg:y="9.75cm">
          <draw:text-box>
            <text:p><text:span text:style-name="T9">vlan-orange</text:span></text:p>
          </draw:text-box>
        </draw:frame>
        <draw:custom-shape draw:style-name="gr20" draw:text-style-name="P17" draw:layer="layout" svg:width="7.125cm" svg:height="1.375cm" svg:x="2.995cm" svg:y="1.375cm">
          <text:p text:style-name="P16"><text:span text:style-name="T10">Routage inter-VLAN dans</text:span></text:p>
          <text:p text:style-name="P16"><text:span text:style-name="T10">une instance virtuelle</text:span></text:p>
          <draw:enhanced-geometry svg:viewBox="0 0 21600 21600" draw:mirror-horizontal="true" draw:type="line-callout-2" draw:modifiers="-1524.67022172327 34660.4651162791 -1518.60791467864 19637.7906976744 -751.726073533539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9" draw:text-style-name="P1" draw:layer="layout" svg:x1="10.5cm" svg:y1="8.675cm" svg:x2="13cm" svg:y2="8.675cm">
          <text:p/>
        </draw:line>
        <draw:line draw:style-name="gr9" draw:text-style-name="P1" draw:layer="layout" svg:x1="9.75cm" svg:y1="8.25cm" svg:x2="9.75cm" svg:y2="4.375cm">
          <text:p/>
        </draw:line>
        <draw:frame draw:style-name="gr8" draw:text-style-name="P1" draw:layer="layout" svg:width="3cm" svg:height="3.01cm" svg:x="8.125cm" svg:y="2.34cm">
          <draw:image xlink:href="Pictures/10001E0B0000160F00001625C4013914ADAE8809.svg" xlink:type="simple" xlink:show="embed" xlink:actuate="onLoad">
            <text:p/>
          </draw:image>
          <draw:image xlink:href="Pictures/10000201000000D5000000D62AC45B2ED9418B1F.png" xlink:type="simple" xlink:show="embed" xlink:actuate="onLoad"/>
        </draw:frame>
        <draw:custom-shape draw:style-name="gr11" draw:text-style-name="P10" draw:layer="layout" svg:width="1.25cm" svg:height="0.5cm" svg:x="9.8cm" svg:y="4.4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5cm" svg:height="0.5cm" svg:x="8.7cm" svg:y="5.1cm">
          <text:p text:style-name="P9"><text:span text:style-name="T5">eth0.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0" draw:layer="layout" svg:width="2.975cm" svg:height="0.5cm" svg:x="8.3cm" svg:y="5.7cm">
          <text:p text:style-name="P9"><text:span text:style-name="T5">eth0.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8" draw:layer="layout" svg:width="0.25cm" svg:height="0.25cm" svg:x="9.625cm" svg:y="6.7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1.126cm" svg:height="0.375cm" svg:x="10.749cm" svg:y="6.375cm">
          <text:p text:style-name="P9"><text:span text:style-name="T6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8.625cm" svg:y="8.14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2" draw:text-style-name="P11" draw:layer="layout" svg:width="1.126cm" svg:height="0.375cm" svg:x="7.25cm" svg:y="4.875cm">
          <text:p text:style-name="P9"><text:span text:style-name="T6">tap1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12.65cm" svg:y="7.91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24" draw:text-style-name="P10" draw:layer="layout" svg:width="2.25cm" svg:height="0.5cm" svg:x="12.25cm" svg:y="9.075cm">
          <text:p text:style-name="P9"><text:span text:style-name="T5">swd-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1.828cm" svg:y="7.865cm">
          <text:p text:style-name="P9"><text:span text:style-name="T6">patch</text:span></text:p>
          <draw:enhanced-geometry svg:viewBox="0 0 21600 21600" draw:mirror-horizontal="false" draw:mirror-vertical="false" draw:type="line-callout-1" draw:modifiers="-14106.1224489796 46302.127659574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0" draw:layer="layout" svg:width="1.91cm" svg:height="0.5cm" svg:x="8.625cm" svg:y="9.31cm">
          <text:p text:style-name="P9"><text:span text:style-name="T5">sw-lab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0.217cm" svg:y="7.301cm">
          <text:p text:style-name="P9"><text:span text:style-name="T6">tap2</text:span></text:p>
          <draw:enhanced-geometry svg:viewBox="0 0 21600 21600" draw:mirror-horizontal="false" draw:type="line-callout-1" draw:modifiers="-9372.13842058563 39006.382978723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21T18:43:38.606668413</dc:date>
    <meta:editing-duration>PT18H53M35S</meta:editing-duration>
    <meta:editing-cycles>99</meta:editing-cycles>
    <meta:generator>LibreOffice/5.0.3.1$Linux_X86_64 LibreOffice_project/00m0$Build-1</meta:generator>
    <meta:document-statistic meta:object-count="77"/>
  </office:meta>
</office:document-meta>
</file>